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A800000493079D8C82357B1E88.png" manifest:media-type="image/png"/>
  <manifest:file-entry manifest:full-path="Pictures/1000020100000338000000146631CAFEEAB42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687cm"/>
    </style:style>
    <style:style style:name="gr3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 draw:fill-image-width="0cm" draw:fill-image-height="0cm"/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P4" style:family="paragraph">
      <style:text-properties style:font-name="Bahnschrift" fo:font-size="28pt" style:font-size-asian="28pt" style:font-size-complex="28pt"/>
    </style:style>
    <style:style style:name="P5" style:family="paragraph">
      <loext:graphic-properties draw:fill="none" draw:fill-color="#ffffff"/>
      <style:text-properties style:font-name="Bahnschrift" fo:font-size="28pt" style:font-size-asian="28pt" style:font-size-complex="28pt"/>
    </style:style>
    <style:style style:name="T1" style:family="text"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T2" style:family="text">
      <style:text-properties style:font-name="Bahnschrif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2" draw:text-style-name="P3" draw:layer="layout" svg:width="11.6cm" svg:height="1.937cm" svg:x="17.8cm" svg:y="14.26cm">
          <draw:text-box>
            <text:p text:style-name="P2"><text:span text:style-name="T1">Automatic Annotations</text:span></text:p>
          </draw:text-box>
        </draw:frame>
        <draw:frame draw:style-name="gr1" draw:text-style-name="P1" draw:layer="layout" svg:width="27.999cm" svg:height="8.737cm" svg:x="0.001cm" svg:y="-0.037cm">
          <draw:image xlink:href="Pictures/1000020100000EA800000493079D8C82357B1E88.png" xlink:type="simple" xlink:show="embed" xlink:actuate="onLoad">
            <text:p/>
          </draw:image>
        </draw:frame>
        <draw:frame draw:style-name="gr3" draw:text-style-name="P5" draw:layer="layout" svg:width="16.4cm" svg:height="4.179cm" svg:x="3.6cm" svg:y="9.721cm">
          <draw:text-box>
            <text:p text:style-name="P4"><text:span text:style-name="T2">- Text Normalization</text:span></text:p>
            <text:p text:style-name="P4"><text:span text:style-name="T2">- Phonetization</text:span></text:p>
            <text:p text:style-name="P4"><text:span text:style-name="T2">- Alignment</text:span></text:p>
            <text:p text:style-name="P4"><text:span text:style-name="T2">- Syllab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03:28.082000000</dc:date>
    <meta:editing-duration>PT52M27S</meta:editing-duration>
    <meta:editing-cycles>11</meta:editing-cycles>
    <meta:generator>LibreOffice/5.3.6.1$Windows_x86 LibreOffice_project/686f202eff87ef707079aeb7f485847613344eb7</meta:generator>
    <meta:document-statistic meta:object-count="4"/>
  </office:meta>
</office:document-meta>
</file>